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99b9"/>
    </style:style>
    <style:style style:name="P2" style:family="paragraph" style:parent-style-name="Standard">
      <style:text-properties style:font-name="Liberation Serif" fo:font-weight="normal" officeooo:rsid="0019859f" officeooo:paragraph-rsid="000a9659" style:font-weight-asian="normal" style:font-weight-complex="normal"/>
    </style:style>
    <style:style style:name="P3" style:family="paragraph" style:parent-style-name="Standard">
      <style:text-properties style:font-name="Liberation Serif" fo:font-weight="normal" officeooo:paragraph-rsid="000a9659" style:font-weight-asian="normal" style:font-weight-complex="normal"/>
    </style:style>
    <style:style style:name="P4" style:family="paragraph" style:parent-style-name="Standard">
      <style:text-properties style:font-name="Liberation Serif" fo:font-size="14pt" fo:font-weight="bold" officeooo:rsid="00181735" officeooo:paragraph-rsid="000a965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officeooo:paragraph-rsid="000a9659"/>
    </style:style>
    <style:style style:name="P6" style:family="paragraph" style:parent-style-name="Standard">
      <style:text-properties style:font-name="Liberation Serif" fo:font-size="15pt" fo:font-weight="bold" officeooo:rsid="0019859f" officeooo:paragraph-rsid="000a9659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style:font-name="Liberation Serif" fo:font-size="12pt" fo:font-weight="normal" officeooo:rsid="001bc16d" officeooo:paragraph-rsid="000a9659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0a9659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fo:font-style="normal" style:text-underline-style="none" fo:font-weight="normal" officeooo:rsid="00122a53" officeooo:paragraph-rsid="000a9659" style:text-blinking="false" fo:background-color="transparent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fo:font-style="normal" style:text-underline-style="none" fo:font-weight="bold" officeooo:rsid="00122a53" officeooo:paragraph-rsid="000a9659" style:text-blinking="false" fo:background-color="transparent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0e6ac7" officeooo:paragraph-rsid="000a9659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0e6ac7" officeooo:paragraph-rsid="000a9659" style:text-blinking="false" fo:background-color="transparent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3pt" officeooo:paragraph-rsid="000a9659" style:font-size-asian="13pt" style:font-size-complex="13pt"/>
    </style:style>
    <style:style style:name="P14" style:family="paragraph" style:parent-style-name="Text_20_body">
      <style:text-properties style:font-name="Liberation Serif" fo:font-size="12pt" fo:font-weight="normal" officeooo:rsid="001bc16d" officeooo:paragraph-rsid="000a9659" style:font-size-asian="12pt" style:font-weight-asian="normal" style:font-size-complex="12pt" style:font-weight-complex="normal"/>
    </style:style>
    <style:style style:name="P15" style:family="paragraph" style:parent-style-name="Text_20_body" style:list-style-name="L3">
      <style:text-properties style:font-name="Liberation Serif" fo:font-size="12pt" officeooo:paragraph-rsid="000a9659" style:font-size-asian="12pt" style:font-size-complex="12pt"/>
    </style:style>
    <style:style style:name="P16" style:family="paragraph" style:parent-style-name="Text_20_body">
      <style:text-properties style:font-name="Liberation Serif" fo:font-size="12pt" officeooo:paragraph-rsid="000a9659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officeooo:paragraph-rsid="000a9659"/>
    </style:style>
    <style:style style:name="P18" style:family="paragraph" style:parent-style-name="Text_20_body" style:master-page-name="">
      <loext:graphic-properties draw:fill="none"/>
      <style:paragraph-properties fo:margin-left="0cm" fo:margin-right="-2cm" fo:margin-top="0cm" fo:margin-bottom="0.247cm" loext:contextual-spacing="false" fo:line-height="115%" fo:text-align="start" style:justify-single-word="false" fo:text-indent="0cm" style:auto-text-indent="false" style:page-number="auto" fo:background-color="transparent"/>
      <style:text-properties officeooo:paragraph-rsid="000a9659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style:font-name="Liberation Serif" fo:font-size="12pt" officeooo:paragraph-rsid="000a9659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officeooo:rsid="00101f5f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1f5f" style:text-blinking="false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6ac7" style:text-blinking="false" fo:background-color="transparent" loext:char-shading-value="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1f5f" style:text-blinking="false" fo:background-color="transparent" loext:char-shading-value="0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1fd17" style:text-blinking="false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2a53" style:text-blinking="false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3e654" style:text-blinking="false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0e6ac7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22a53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3e654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101f5f" style:text-blinking="false" fo:background-color="transparent" loext:char-shading-value="0" style:font-style-asian="italic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0e6ac7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101f5f" style:text-blinking="false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01f5f" style:text-blinking="false" fo:background-color="transparent" loext:char-shading-value="0" style:font-size-asian="13pt" style:font-style-asian="italic" style:font-weight-asian="normal" style:font-size-complex="13pt" style:font-style-complex="italic" style:font-weight-complex="normal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="Liberation Serif" fo:font-weight="normal" officeooo:rsid="00181735" style:font-weight-asian="normal" style:font-weight-complex="normal"/>
    </style:style>
    <style:style style:name="T21" style:family="text">
      <style:text-properties style:font-name="Liberation Serif" fo:font-weight="normal" officeooo:rsid="0019859f" style:font-weight-asian="normal" style:font-weight-complex="normal"/>
    </style:style>
    <style:style style:name="T22" style:family="text">
      <style:text-properties style:font-name="Liberation Serif" officeooo:rsid="0019859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81735" style:font-weight-asian="normal" style:font-weight-complex="normal"/>
    </style:style>
    <style:style style:name="T25" style:family="text">
      <style:text-properties fo:font-weight="normal" officeooo:rsid="0019859f" style:font-weight-asian="normal" style:font-weight-complex="normal"/>
    </style:style>
    <style:style style:name="T26" style:family="text">
      <style:text-properties officeooo:rsid="0019859f"/>
    </style:style>
    <style:style style:name="T27" style:family="text">
      <style:text-properties fo:font-size="12pt" fo:font-weight="normal" officeooo:rsid="0019859f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Explain different tags (plugins, dependency, parent, profile, properties, modules and project related(i.e. modelVersion, groupId, artifactId, packaging, version, description)) of POM file created using archetype.</text:span></text:p>
      <text:p text:style-name="P1"/>
      <text:p text:style-name="P11">The different tags in pom file are:</text:p>
      <text:p text:style-name="P12"><text:span text:style-name="T1">a) Plugins:</text:span><text:span text:style-name="T2">There are two types of maven plugins are-</text:span></text:p>
      <text:p text:style-name="P13"><text:span text:style-name="T3">1.</text:span><text:span text:style-name="T4">Build Plugins :These plugins are executed at the time of build. These plugins should be declared inside the </text:span><text:span text:style-name="T10">&lt;build&gt;</text:span><text:span text:style-name="T4"> element.</text:span></text:p>
      <text:p text:style-name="P13"><text:span text:style-name="T3">2.</text:span>Reporting Plugins : <text:span text:style-name="T4">These plugins are executed at the time of site generation. These plugins should be declared inside the </text:span><text:span text:style-name="T10">&lt;reporting&gt;</text:span><text:span text:style-name="T4"> element.</text:span></text:p>
      <text:p text:style-name="P13"><text:span text:style-name="T4">A list of maven core plugins are given below: c</text:span><text:span text:style-name="T3">lean,compiler,install etc</text:span></text:p>
      <text:p text:style-name="P12"/>
      <text:p text:style-name="P17"><text:span text:style-name="T15">b</text:span><text:span text:style-name="T16">) </text:span><text:span text:style-name="T17">dependency: This block </text:span><text:span text:style-name="T5">defines</text:span><text:span text:style-name="T13"> a dependency. It is used inside dependencies </text:span><text:span text:style-name="T14">section.</text:span></text:p>
      <text:p text:style-name="P17"><text:span text:style-name="T14">c) Parent: </text:span><text:span text:style-name="T5">maven reads the parent POM </text:span><text:span text:style-name="T6">tag </text:span><text:span text:style-name="T5"><text:s/>from your local repository and creates an 'effective POM' by merging the information from parent and module POM.The child now able to inherit </text:span><text:span text:style-name="T7">the properties ,dependencies,constants etc from the parent POM</text:span></text:p>
      <text:p text:style-name="P18"><text:span text:style-name="T7">d) Profile:</text:span><text:span text:style-name="T5">A profile in Maven is an alternative set of configuration values which set or override default values. Using a profile, you can customize a build for different environments. Profiles are configured in the pom. ... Then you can run Maven with a command-line flag that tells Maven to execute goals in a specific profile.</text:span></text:p>
      <text:p text:style-name="P17"><text:span text:style-name="T7">e)Properties:</text:span><text:span text:style-name="T5">The Properties Maven Plugin is here to make life a little easier </text:span><text:span text:style-name="T8">as</text:span><text:span text:style-name="T5"> It provides goals to read properties from files and URLs and write properties to files, and also to set system properties. It's main use-case is loading properties from files or URLs instead of declaring them in pom.</text:span></text:p>
      <text:p text:style-name="P17"><text:span text:style-name="T8">f)Modules:</text:span><text:span text:style-name="T5">A Maven module is a sub-project. To create a Maven module you will need to already have a Maven project available. The parent project must have its Packaging option pre-configured to pom, for a module to be created and associated with it. </text:span><text:span text:style-name="T8">Every module have their own POM file already when we create a <text:s/>sub project.</text:span></text:p>
      <text:p text:style-name="P10">Project related tags used in POM file:</text:p>
      <text:p text:style-name="P17"><text:span text:style-name="T11">1)Model Version:</text:span><text:span text:style-name="T13">It is the sub element of project. It specifies the modelVersion. It should be set to 4.0.0.</text:span></text:p>
      <text:p text:style-name="P17"><text:span text:style-name="T11">2</text:span><text:span text:style-name="T12">) groupId:</text:span><text:span text:style-name="T5">It is the sub element of project. It specifies the id for the project group.</text:span></text:p>
      <text:p text:style-name="P17"><text:span text:style-name="T12">3)artifactId: </text:span><text:span text:style-name="T5">It is the sub element of project. It specifies the id for the artifact (project). An artifact is something that is either produced or used by a project.</text:span><text:span text:style-name="T9">It can be in form of jar,war file etc.</text:span></text:p>
      <text:p text:style-name="P17"><text:span text:style-name="T9">4)Packaging: It </text:span><text:span text:style-name="T5">defines packaging type such as jar, war etc.</text:span></text:p>
      <text:p text:style-name="P17"><text:span text:style-name="T9">5)Version: </text:span><text:span text:style-name="T5">t is the sub element of project. It specifies the version of the artifact under given group.</text:span></text:p>
      <text:p text:style-name="P9"/>
      <text:p text:style-name="P1"><text:span text:style-name="Strong_20_Emphasis"/></text:p>
      <text:p text:style-name="P1"><text:span text:style-name="Strong_20_Emphasis">Point out the differences between Gradle and Maven.</text:span></text:p>
      <text:p text:style-name="P4">Gradle</text:p>
      <text:p text:style-name="P4"><text:soft-page-break/></text:p>
      <text:p text:style-name="P5"><text:span text:style-name="T24">1</text:span><text:span text:style-name="T25">)</text:span><text:span text:style-name="T24"> Gradle is a build automation system that uses a domain-specific language based on the programming language Groovy.</text:span></text:p>
      <text:p text:style-name="P8"><text:span text:style-name="T20">2</text:span><text:span text:style-name="T21">)</text:span><text:span text:style-name="T20"> </text:span><text:span text:style-name="T19">Gradle does not use an XML file to describe a project that is being built, instead, it uses the domain-specific language </text:span><text:span text:style-name="Strong_20_Emphasis"><text:span text:style-name="T19">Groovy DSL</text:span></text:span><text:span text:style-name="Strong_20_Emphasis"><text:span text:style-name="T20">which is </text:span></text:span><text:span text:style-name="T19"><text:s/>Java-based DSL that supports Groovy language features.</text:span></text:p>
      <text:p text:style-name="P8"><text:span text:style-name="T20">3 </text:span><text:span text:style-name="T21">) </text:span><text:span text:style-name="T20">It uses </text:span><text:span text:style-name="T19"><text:s/></text:span><text:span text:style-name="Emphasis"><text:span text:style-name="T19">incrementality</text:span></text:span><text:span text:style-name="Emphasis"><text:span text:style-name="T20">(It build only the parts of codes /files that have changed )</text:span></text:span><text:span text:style-name="T19"> and </text:span><text:span text:style-name="Emphasis"><text:span text:style-name="T19">work avoidance.</text:span></text:span></text:p>
      <text:p text:style-name="P8"><text:span text:style-name="Emphasis"><text:span text:style-name="T20">4</text:span></text:span><text:span text:style-name="Emphasis"><text:span text:style-name="T21">) </text:span></text:span><text:span text:style-name="Emphasis"><text:span text:style-name="T20">It </text:span></text:span><text:span text:style-name="T19"><text:s/>allow for faster build times.</text:span></text:p>
      <text:p text:style-name="P2">5) Gradle allows for a wide range of customizations and is very flexible. It can be used for native development with C/C++.</text:p>
      <text:p text:style-name="P2">6) The build.gradle file contained in gradle is short ,clean and easy to understand as compated to maven.</text:p>
      <text:p text:style-name="P3"><text:span text:style-name="Strong_20_Emphasis"><text:span text:style-name="T19"/></text:span></text:p>
      <text:p text:style-name="P6"/>
      <text:p text:style-name="P6">Maven</text:p>
      <text:p text:style-name="P6"/>
      <text:p text:style-name="P5"><text:span text:style-name="T27">1) </text:span>Maven is a software project management and comprehension tool. It is mostly used with Java-based projects.</text:p>
      <text:p text:style-name="P5"><text:span text:style-name="T26">2) It </text:span>uses an XML file to describe the project, its dependencies, the build order, and its required plug-ins.</text:p>
      <text:p text:style-name="P8"><text:span text:style-name="T22">3) It</text:span><text:span text:style-name="T18"> does not use </text:span><text:span text:style-name="Emphasis"><text:span text:style-name="T18">incrementality</text:span></text:span><text:span text:style-name="T18"> thus its builds times are slower than gradle.</text:span></text:p>
      <text:p text:style-name="P5"><text:span text:style-name="T26">4) <text:s/></text:span>Customization is complicated in Maven due to its limited parameters and requirements. However, this also makes Maven easier to understand and configure.</text:p>
      <text:p text:style-name="P3"><text:span text:style-name="Strong_20_Emphasis"><text:span text:style-name="T25">5) </text:span></text:span><text:span text:style-name="Strong_20_Emphasis"><text:span text:style-name="T23">Maven build scripts, written in XML, are </text:span></text:span><text:span text:style-name="Strong_20_Emphasis"><text:span text:style-name="T25">difficult </text:span></text:span><text:span text:style-name="Strong_20_Emphasis"><text:span text:style-name="T23">to understand as Gradle scripts are.</text:span></text:span></text:p>
      <text:p text:style-name="P3"><text:span text:style-name="Strong_20_Emphasis"><text:span text:style-name="T23"/></text:span></text:p>
      <text:p text:style-name="P1"><text:span text:style-name="Strong_20_Emphasis">What is the purpose of mvn clean install and its usage in the project.</text:span></text:p>
      <text:p text:style-name="P14">When you build with Maven, the goal is to create some artifact(s) for deployment, this can be a jar for a library, a war for a web application or something else altogether. When you do a Mvn install, it will roughly:</text:p>
      <text:list xml:id="list2455915024" text:style-name="L3">
        <text:list-item>
          <text:p text:style-name="P19">Generate whatever it needs,</text:p>
        </text:list-item>
        <text:list-item>
          <text:p text:style-name="P19">Compile the sources,</text:p>
        </text:list-item>
        <text:list-item>
          <text:p text:style-name="P19">Copy other resources,</text:p>
        </text:list-item>
        <text:list-item>
          <text:p text:style-name="P19">Create the artifact for your project,</text:p>
        </text:list-item>
        <text:list-item>
          <text:p text:style-name="P19">Run unit tests,</text:p>
        </text:list-item>
        <text:list-item>
          <text:p text:style-name="P15">Copy the artifact to the local Mvn repository (this is usually $HOME/.m2/repository).</text:p>
        </text:list-item>
      </text:list>
      <text:p text:style-name="P16">So a Mvn clean install will first clean the target and then run the steps above.</text:p>
      <text:p text:style-name="P7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09:53.387435152</meta:creation-date>
    <dc:date>2020-03-03T15:56:04.392200450</dc:date>
    <meta:editing-duration>PT5H54M7S</meta:editing-duration>
    <meta:editing-cycles>1</meta:editing-cycles>
    <meta:document-statistic meta:table-count="0" meta:image-count="0" meta:object-count="0" meta:page-count="2" meta:paragraph-count="40" meta:word-count="734" meta:character-count="4399" meta:non-whitespace-character-count="3705"/>
    <meta:generator>LibreOffice/6.0.7.3$Linux_X86_64 LibreOffice_project/00m0$Build-3</meta:generator>
  </office:meta>
</office:document-meta>
</file>